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5in" fo:margin-right="0.5in" fo:text-align="center" style:justify-single-word="false" fo:text-indent="0in" style:auto-text-indent="false" fo:background-color="transparent"/>
      <style:text-properties fo:font-size="32pt" officeooo:rsid="00193c25" officeooo:paragraph-rsid="000c5fee" style:font-size-asian="32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28pt" officeooo:rsid="002841a5" officeooo:paragraph-rsid="002841a5" style:font-size-asian="28pt" style:language-asian="ja" style:country-asian="JP" style:font-size-complex="28pt"/>
    </style:style>
    <style:style style:name="P3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28pt" officeooo:rsid="00193c25" officeooo:paragraph-rsid="000e3f3d" style:font-size-asian="28pt" style:language-asian="ja" style:country-asian="JP" style:font-size-complex="28pt"/>
    </style:style>
    <style:style style:name="P4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28pt" officeooo:rsid="00193c25" officeooo:paragraph-rsid="00193c25" style:font-size-asian="28pt" style:language-asian="ja" style:country-asian="JP" style:font-size-complex="28pt"/>
    </style:style>
    <style:style style:name="P5" style:family="paragraph" style:parent-style-name="Standard" style:master-page-name="">
      <loext:graphic-properties draw:fill="none"/>
      <style:paragraph-properties fo:margin-left="0.5in" fo:margin-right="0.5in" fo:text-align="center" style:justify-single-word="false" fo:text-indent="0in" style:auto-text-indent="false" style:page-number="auto" fo:background-color="transparent"/>
      <style:text-properties fo:color="#ff3838" loext:opacity="100%" fo:font-size="28pt" style:text-underline-style="solid" style:text-underline-width="auto" style:text-underline-color="font-color" officeooo:rsid="000c5fee" officeooo:paragraph-rsid="000c5fee" style:font-size-asian="28pt" style:language-asian="ja" style:country-asian="JP" style:font-size-complex="28pt"/>
    </style:style>
    <style:style style:name="P6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paragraph-rsid="000e3f3d"/>
    </style:style>
    <style:style style:name="T1" style:family="text">
      <style:text-properties fo:font-size="28pt" officeooo:rsid="00193c25" style:font-size-asian="28pt" style:language-asian="ja" style:country-asian="JP" style:font-size-complex="28pt"/>
    </style:style>
    <style:style style:name="T2" style:family="text">
      <style:text-properties officeooo:rsid="00290500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JLPT N5 Reading: </text:p>
      <text:p text:style-name="P1"/>
      <text:p text:style-name="P2">　<text:ruby text:style-name="Ru1"><text:ruby-base>私</text:ruby-base><text:ruby-text>わたし</text:ruby-text></text:ruby>のアパートはとても<text:ruby text:style-name="Ru1"><text:ruby-base>便利</text:ruby-base><text:ruby-text>べんり</text:ruby-text></text:ruby>な<text:ruby text:style-name="Ru1"><text:ruby-base>所</text:ruby-base><text:ruby-text>ところ</text:ruby-text></text:ruby>あります。<text:ruby text:style-name="Ru1"><text:ruby-base>町</text:ruby-base><text:ruby-text>まち</text:ruby-text></text:ruby>の<text:ruby text:style-name="Ru1"><text:ruby-base>中</text:ruby-base><text:ruby-text>なか</text:ruby-text></text:ruby>ですが<text:ruby text:style-name="Ru1"><text:ruby-base>静</text:ruby-base><text:ruby-text>しず</text:ruby-text></text:ruby>かです。<text:ruby text:style-name="Ru1"><text:ruby-base>隣</text:ruby-base><text:ruby-text>となり</text:ruby-text></text:ruby>に<text:ruby text:style-name="Ru1"><text:ruby-base>小</text:ruby-base><text:ruby-text>ちい</text:ruby-text></text:ruby>さい<text:ruby text:style-name="Ru1"><text:ruby-base>公園</text:ruby-base><text:ruby-text>こうえん</text:ruby-text></text:ruby>があります。<text:ruby text:style-name="Ru1"><text:ruby-base>道</text:ruby-base><text:ruby-text>みち</text:ruby-text></text:ruby>の<text:ruby text:style-name="Ru1"><text:ruby-base>向</text:ruby-base><text:ruby-text>む</text:ruby-text></text:ruby>こうにはパン<text:ruby text:style-name="Ru1"><text:ruby-base>屋</text:ruby-base><text:ruby-text>や</text:ruby-text></text:ruby>さんがあります。<text:ruby text:style-name="Ru1"><text:ruby-base>近</text:ruby-base><text:ruby-text>ちか</text:ruby-text></text:ruby>くに<text:ruby text:style-name="Ru1"><text:ruby-base>銀行</text:ruby-base><text:ruby-text>ぎんこう</text:ruby-text></text:ruby>とスーパーがあります。</text:p>
      <text:p text:style-name="P3"/>
      <text:p text:style-name="P6"><text:span text:style-name="T1">　</text:span><text:ruby text:style-name="Ru1"><text:ruby-base><text:span text:style-name="T1">毎朝</text:span></text:ruby-base><text:ruby-text>まいあさ</text:ruby-text></text:ruby><text:span text:style-name="T1">、アパートから</text:span><text:ruby text:style-name="Ru1"><text:ruby-base><text:span text:style-name="T1">大学</text:span></text:ruby-base><text:ruby-text>だいがく</text:ruby-text></text:ruby><text:span text:style-name="T1">に</text:span><text:ruby text:style-name="Ru1"><text:ruby-base><text:span text:style-name="T1">行</text:span></text:ruby-base><text:ruby-text>い</text:ruby-text></text:ruby><text:span text:style-name="T1">きます。</text:span><text:ruby text:style-name="Ru1"><text:ruby-base><text:span text:style-name="T1">車</text:span></text:ruby-base><text:ruby-text>くるま</text:ruby-text></text:ruby><text:span text:style-name="T1">で</text:span><text:ruby text:style-name="Ru1"><text:ruby-base><text:span text:style-name="T1">５</text:span></text:ruby-base><text:ruby-text>ご</text:ruby-text></text:ruby><text:ruby text:style-name="Ru1"><text:ruby-base><text:span text:style-name="T1">分</text:span></text:ruby-base><text:ruby-text>ふん</text:ruby-text></text:ruby><text:span text:style-name="T1">かかります。</text:span><text:ruby text:style-name="Ru1"><text:ruby-base><text:span text:style-name="T1">今日</text:span></text:ruby-base><text:ruby-text>きょう</text:ruby-text></text:ruby><text:span text:style-name="T1">は、</text:span><text:ruby text:style-name="Ru1"><text:ruby-base><text:span text:style-name="T1">学校</text:span></text:ruby-base><text:ruby-text>がっこう</text:ruby-text></text:ruby><text:span text:style-name="T1">から</text:span><text:ruby text:style-name="Ru1"><text:ruby-base><text:span text:style-name="T1">帰</text:span></text:ruby-base><text:ruby-text>かえ</text:ruby-text></text:ruby><text:span text:style-name="T1">ったらパン</text:span><text:ruby text:style-name="Ru1"><text:ruby-base><text:span text:style-name="T1">屋</text:span></text:ruby-base><text:ruby-text>や</text:ruby-text></text:ruby><text:span text:style-name="T1">さんに</text:span><text:ruby text:style-name="Ru1"><text:ruby-base><text:span text:style-name="T1">行</text:span></text:ruby-base><text:ruby-text>い</text:ruby-text></text:ruby><text:span text:style-name="T1">きたいです。そのパン</text:span><text:ruby text:style-name="Ru1"><text:ruby-base><text:span text:style-name="T1">屋</text:span></text:ruby-base><text:ruby-text>や</text:ruby-text></text:ruby><text:span text:style-name="T1">さんはいつもおいしいアンパンを</text:span><text:ruby text:style-name="Ru1"><text:ruby-base><text:span text:style-name="T1">作</text:span></text:ruby-base><text:ruby-text>つく</text:ruby-text></text:ruby><text:span text:style-name="T1">っています。</text:span><text:ruby text:style-name="Ru1"><text:ruby-base><text:span text:style-name="T1">食</text:span></text:ruby-base><text:ruby-text>しょく</text:ruby-text></text:ruby><text:span text:style-name="T1">パンもとてもおいしいです。</text:span><text:ruby text:style-name="Ru1"><text:ruby-base><text:span text:style-name="T1">夕方</text:span></text:ruby-base><text:ruby-text>ゆうがた</text:ruby-text></text:ruby><text:span text:style-name="T1">、</text:span><text:ruby text:style-name="Ru1"><text:ruby-base><text:span text:style-name="T1">公園</text:span></text:ruby-base><text:ruby-text>こうえん</text:ruby-text></text:ruby><text:span text:style-name="T1">で</text:span><text:ruby text:style-name="Ru1"><text:ruby-base><text:span text:style-name="T1">友</text:span></text:ruby-base><text:ruby-text>とも</text:ruby-text></text:ruby><text:span text:style-name="T1">だちとあいます。</text:span><text:ruby text:style-name="Ru1"><text:ruby-base><text:span text:style-name="T1">一緒</text:span></text:ruby-base><text:ruby-text>いっしょ</text:ruby-text></text:ruby><text:span text:style-name="T1">にパン</text:span><text:ruby text:style-name="Ru1"><text:ruby-base><text:span text:style-name="T1">屋</text:span></text:ruby-base><text:ruby-text>や</text:ruby-text></text:ruby><text:span text:style-name="T1">さん</text:span><text:ruby text:style-name="Ru1"><text:ruby-base><text:span text:style-name="T1">行</text:span></text:ruby-base><text:ruby-text>い</text:ruby-text></text:ruby><text:span text:style-name="T1">って、アンパンを</text:span><text:ruby text:style-name="Ru1"><text:ruby-base><text:span text:style-name="T1">2</text:span></text:ruby-base><text:ruby-text>ふ</text:ruby-text></text:ruby><text:ruby text:style-name="Ru1"><text:ruby-base><text:span text:style-name="T1">つ</text:span></text:ruby-base><text:ruby-text>たつ</text:ruby-text></text:ruby><text:ruby text:style-name="Ru1"><text:ruby-base><text:span text:style-name="T1">買</text:span></text:ruby-base><text:ruby-text>か</text:ruby-text></text:ruby><text:span text:style-name="T1">います。</text:span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sub 58%" fo:font-size="6pt" style:text-underline-style="none" fo:background-color="#333333" style:font-size-asian="24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56:18.912342447</meta:creation-date>
    <dc:date>2024-03-17T20:06:43.555881379</dc:date>
    <meta:editing-duration>P1DT1H41M8S</meta:editing-duration>
    <meta:editing-cycles>25</meta:editing-cycles>
    <meta:generator>LibreOffice/7.6.5.2$Linux_X86_64 LibreOffice_project/60$Build-2</meta:generator>
    <meta:document-statistic meta:table-count="0" meta:image-count="0" meta:object-count="0" meta:page-count="1" meta:paragraph-count="3" meta:word-count="212" meta:character-count="228" meta:non-whitespace-character-count="223"/>
  </office:meta>
</office:document-meta>
</file>